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style:text-underline-style="none" officeooo:paragraph-rsid="001f9fcb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text-properties officeooo:paragraph-rsid="001f9fcb"/>
    </style:style>
    <style:style style:name="P22" style:family="paragraph" style:parent-style-name="SubTitle">
      <style:text-properties style:use-window-font-color="true"/>
    </style:style>
    <style:style style:name="P23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4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5" style:family="paragraph" style:parent-style-name="Standard">
      <style:text-properties style:use-window-font-color="true" fo:font-style="normal" style:font-style-asian="normal" style:font-style-complex="normal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underline-style="solid" style:text-underline-width="auto" style:text-und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1f9fcb" style:font-size-asian="11pt" style:font-weight-asian="bold" style:font-size-complex="11pt" style:font-weight-complex="bold"/>
    </style:style>
    <style:style style:name="T9" style:family="text">
      <style:text-properties fo:font-size="11pt" fo:font-weight="normal" officeooo:rsid="001f9fcb" style:font-size-asian="11pt" style:font-weight-asian="normal" style:font-size-complex="11pt" style:font-weight-complex="normal"/>
    </style:style>
    <style:style style:name="T10" style:family="text">
      <style:text-properties officeooo:rsid="000ff752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93410672" text:id="ct193410672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94204016" text:id="ct194204016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93768704" text:id="ct193768704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194001840" text:id="ct19400184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94597424" text:id="ct194597424">
          <text:insertion>
            <office:change-info>
              <dc:creator>Auteur inconnu</dc:creator>
              <dc:date>2017-03-02T15:22:00</dc:date>
            </office:change-info>
          </text:insertion>
        </text:changed-region>
        <text:changed-region xml:id="ct193713488" text:id="ct193713488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94566032" text:id="ct194566032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94186144" text:id="ct19418614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93330800" text:id="ct193330800">
          <text:insertion>
            <office:change-info>
              <dc:creator>Auteur inconnu</dc:creator>
              <dc:date>2017-03-02T15:40:00</dc:date>
            </office:change-info>
          </text:insertion>
        </text:changed-region>
        <text:changed-region xml:id="ct193508672" text:id="ct193508672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93753744" text:id="ct19375374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95267552" text:id="ct195267552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193468048" text:id="ct19346804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94790288" text:id="ct194790288">
          <text:insertion>
            <office:change-info>
              <dc:creator>Auteur inconnu</dc:creator>
              <dc:date>2017-03-02T15:22:00</dc:date>
            </office:change-info>
          </text:insertion>
        </text:changed-region>
        <text:changed-region xml:id="ct194498864" text:id="ct19449886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95407040" text:id="ct195407040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93714160" text:id="ct193714160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93525504" text:id="ct193525504">
          <text:insertion>
            <office:change-info>
              <dc:creator>Auteur inconnu</dc:creator>
              <dc:date>2017-03-02T15:40:00</dc:date>
            </office:change-info>
          </text:insertion>
        </text:changed-region>
        <text:changed-region xml:id="ct193561600" text:id="ct193561600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94854688" text:id="ct194854688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93410672"/>self.Title()<text:change-end text:change-id="ct193410672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view.printAssembly())</text:p></office:annotation><text:change text:change-id="ct194204016"/></text:p>
      <text:p text:style-name="P11"><text:line-break/>ORDRE DU JOUR</text:p>
      <text:p text:style-name="P10"/>
      <text:section text:style-name="Sect1" text:name="Item">
        <text:p text:style-name="P24"><office:annotation><dc:date>2007-09-24T00:00:00</dc:date><text:p>do section- for item in self.getItems(uids=itemUids, listTypes=['normal'], ordered=True)</text:p></office:annotation><text:change-start text:change-id="ct193768704"/>item.getItemNumber(relativeTo='meeting', <text:span text:style-name="T10">for_display=True</text:span>)<text:change-end text:change-id="ct193768704"/>. <text:change-start text:change-id="ct194001840"/>item.Title()<text:change-end text:change-id="ct194001840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7"><text:span text:style-name="T14">do text</text:span></text:p><text:p text:style-name="P27"><text:span text:style-name="T14">from xhtml(view.printAdvicesInfos(item))</text:span></text:p></office:annotation>Avis</text:p>
        <text:p text:style-name="P12"/>
        <text:p text:style-name="P15">Projet de délibération :</text:p>
        <text:p text:style-name="P7"><office:annotation><dc:date>2007-09-24T00:00:00</dc:date><text:p text:style-name="P27"><text:span text:style-name="T13">do text</text:span></text:p><text:p text:style-name="P27"><text:span text:style-name="T13">from xhtml(view.printXhtml(item, (item.getMotivation(), '&lt;p&gt;&lt;strong&gt;DECIDE:&lt;/strong&gt;&lt;/p&gt;', item.getDecision())))</text:span></text:p></office:annotation>Projet de décision</text:p>
        <text:p text:style-name="P7"/>
        <text:p text:style-name="P21"><text:span text:style-name="T5">Nombre d'annexes :</text:span> <text:change-start text:change-id="ct194597424"/><text:span text:style-name="T8">len(imio_annex_utils.get_annexes_to_print(item, portal_type='annex'))</text:span><text:change-end text:change-id="ct19459742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7"><text:span text:style-name="T11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93713488"/>annex['title']<text:change-end text:change-id="ct193713488"/> (Point n°<text:change-start text:change-id="ct194566032"/>item.getItemNumber(<text:span text:style-name="T6">relativeTo='meeting'</text:span>)<text:change-end text:change-id="ct194566032"/>, Annexe <text:change-start text:change-id="ct194186144"/>annex['number']<text:change-end text:change-id="ct194186144"/>/<text:change-start text:change-id="ct193330800"/><text:span text:style-name="T9">len(imio_annex_utils.get_annexes_to_print(item, portal_type='annex'))</text:span><text:change-end text:change-id="ct193330800"/>, page <text:change-start text:change-id="ct193508672"/>image['number']<text:change-end text:change-id="ct193508672"/>/<text:change-start text:change-id="ct193753744"/>annex['number_of_images']<text:change-end text:change-id="ct193753744"/>)</text:p>
                    <text:p text:style-name="Table_20_Contents"><office:annotation><dc:creator>Gauthier Bastien</dc:creator><dc:date>2013-04-29T14:46:49</dc:date><text:p text:style-name="P27"><text:span text:style-name="T11">do table for image in annex['images']</text:span></text:p></office:annotation><office:annotation><dc:creator>Gauthier Bastien</dc:creator><dc:date>2013-04-29T14:55:47</dc:date><text:p text:style-name="P27"><text:span text:style-name="T11">do text</text:span></text:p><text:p text:style-name="P27"><text:span text:style-name="T11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3"><text:soft-page-break/></text:p>
      </text:section>
      <text:section text:style-name="Sect1" text:name="LateItems">
        <text:p text:style-name="P22"><text:soft-page-break/><office:annotation><dc:date>2007-10-31T00:00:00</dc:date><text:p><text:span text:style-name="T15">do section- if self.getItems(uids=itemUids, list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4"><office:annotation><dc:date>2007-10-31T00:00:00</dc:date><text:p><text:span text:style-name="T15">do table- for item in self.getItems(uids=itemUids, listTypes=['late'], ordered=True)</text:span></text:p></office:annotation><text:change-start text:change-id="ct195267552"/>item.getItemNumber(relativeTo='meeting', <text:span text:style-name="T10">for_display=True</text:span>)<text:change-end text:change-id="ct195267552"/>. <text:change-start text:change-id="ct193468048"/>item.Title()<text:change-end text:change-id="ct193468048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7"><office:annotation><dc:creator>Gauthier Bastien</dc:creator><dc:date>2011-05-03T15:59:51</dc:date><text:p text:style-name="P27"><text:span text:style-name="T14">do text</text:span></text:p><text:p text:style-name="P27"><text:span text:style-name="T14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7"><text:span text:style-name="T13">do text</text:span></text:p><text:p text:style-name="P27"><text:span text:style-name="T13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13"><text:span text:style-name="T4">Nombre d'annexes :</text:span> <text:change-start text:change-id="ct194790288"/><text:span text:style-name="T8">len(</text:span><text:span text:style-name="T7">imio_annex_utils.get_annexes_to_print(item, portal_type='annex')</text:span><text:span text:style-name="T8">)</text:span><text:change-end text:change-id="ct194790288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7"><text:span text:style-name="T11">do table- for annex in </text:span><text:span text:style-name="T12">imio_annex_utils.get_annexes_to_print(item, portal_type='annex'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94498864"/>annex['title']<text:change-end text:change-id="ct194498864"/> (Point n°<text:change-start text:change-id="ct195407040"/>item.getItemNumber(<text:span text:style-name="T6">relativeTo='meeting'</text:span>)<text:change-end text:change-id="ct195407040"/>, Annexe <text:change-start text:change-id="ct193714160"/>annex['number']<text:change-end text:change-id="ct193714160"/>/<text:change-start text:change-id="ct193525504"/><text:span text:style-name="T9">len(imio_annex_utils.get_annexes_to_print(item, portal_type='annex'))</text:span><text:change-end text:change-id="ct193525504"/>, page <text:change-start text:change-id="ct193561600"/>image['number']<text:change-end text:change-id="ct193561600"/>/<text:change-start text:change-id="ct194854688"/>annex['number_of_images']<text:change-end text:change-id="ct194854688"/>)</text:p>
                          <text:p text:style-name="Table_20_Contents"><office:annotation><dc:creator>Gauthier Bastien</dc:creator><dc:date>2013-04-29T14:46:49</dc:date><text:p text:style-name="P27"><text:span text:style-name="T11">do table for image in annex['images']</text:span></text:p></office:annotation><office:annotation><dc:creator>Gauthier Bastien</dc:creator><dc:date>2013-04-29T14:55:47</dc:date><text:p text:style-name="P27"><text:span text:style-name="T11">do text</text:span></text:p><text:p text:style-name="P27"><text:span text:style-name="T11">from document(at=image['path'], anchor='as-char', size=(</text:span><text:span text:style-name="T12">17.94, 28</text:span><text:span text:style-name="T11">), </text:span><text:span text:style-name="T12">convertOptions=view.imageOrientation, format='image'</text:span><text:span text:style-name="T11">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6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142</meta:editing-cycles>
    <meta:editing-duration>PT3H34M47S</meta:editing-duration>
    <meta:initial-creator>Gauthier Bastien</meta:initial-creator>
    <dc:date>2018-06-25T11:22:02.587035371</dc:date>
    <meta:document-statistic meta:table-count="8" meta:image-count="0" meta:object-count="0" meta:page-count="6" meta:paragraph-count="25" meta:word-count="76" meta:character-count="994" meta:non-whitespace-character-count="937"/>
    <meta:user-defined meta:name="Info 1"/>
    <meta:user-defined meta:name="Info 2"/>
    <meta:user-defined meta:name="Info 3"/>
    <meta:user-defined meta:name="Info 4"/>
  </office:meta>
</office:document-meta>
</file>